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6.798cm" table:align="left"/>
    </style:style>
    <style:style style:name="Tabella1.A" style:family="table-column">
      <style:table-column-properties style:column-width="2.424cm"/>
    </style:style>
    <style:style style:name="Tabella1.D" style:family="table-column">
      <style:table-column-properties style:column-width="2.425cm"/>
    </style:style>
    <style:style style:name="Tabella1.G" style:family="table-column">
      <style:table-column-properties style:column-width="2.25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8cm" table:align="left"/>
    </style:style>
    <style:style style:name="Tabella2.A" style:family="table-column">
      <style:table-column-properties style:column-width="2.833cm"/>
    </style:style>
    <style:style style:name="Tabella2.C" style:family="table-column">
      <style:table-column-properties style:column-width="3.13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0.79cm"/>
    </style:style>
    <style:style style:name="Tabella3" style:family="table">
      <style:table-properties style:width="8.8cm" table:align="left"/>
    </style:style>
    <style:style style:name="Tabella3.A" style:family="table-column">
      <style:table-column-properties style:column-width="4.249cm"/>
    </style:style>
    <style:style style:name="Tabella3.B" style:family="table-column">
      <style:table-column-properties style:column-width="4.55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2c3c"/>
    </style:style>
    <style:style style:name="P2" style:family="paragraph" style:parent-style-name="Standard">
      <style:text-properties officeooo:rsid="000953a2" officeooo:paragraph-rsid="000953a2"/>
    </style:style>
    <style:style style:name="P3" style:family="paragraph" style:parent-style-name="Standard">
      <style:text-properties style:text-position="0% 100%" officeooo:rsid="000f4314" officeooo:paragraph-rsid="000f4314"/>
    </style:style>
    <style:style style:name="P4" style:family="paragraph" style:parent-style-name="Standard">
      <style:text-properties style:text-position="0% 100%" officeooo:rsid="000f4314" officeooo:paragraph-rsid="000c7f3b"/>
    </style:style>
    <style:style style:name="P5" style:family="paragraph" style:parent-style-name="Standard">
      <style:text-properties style:text-position="0% 100%" officeooo:rsid="0018d59d" officeooo:paragraph-rsid="0018d59d"/>
    </style:style>
    <style:style style:name="P6" style:family="paragraph" style:parent-style-name="Standard">
      <style:text-properties fo:color="#ce181e" style:text-position="0% 100%" officeooo:rsid="000f4314" officeooo:paragraph-rsid="000f4314"/>
    </style:style>
    <style:style style:name="P7" style:family="paragraph" style:parent-style-name="Standard">
      <style:text-properties fo:color="#ce181e" style:text-position="0% 100%" officeooo:rsid="00112130" officeooo:paragraph-rsid="00112130"/>
    </style:style>
    <style:style style:name="P8" style:family="paragraph" style:parent-style-name="Standard">
      <style:text-properties fo:color="#ce181e" style:text-position="0% 100%" officeooo:rsid="0013f05f" officeooo:paragraph-rsid="0013f05f"/>
    </style:style>
    <style:style style:name="P9" style:family="paragraph" style:parent-style-name="Standard">
      <style:text-properties fo:color="#ce181e" style:text-position="0% 100%" officeooo:rsid="001533bc" officeooo:paragraph-rsid="001533bc"/>
    </style:style>
    <style:style style:name="P10" style:family="paragraph" style:parent-style-name="Standard">
      <style:text-properties fo:color="#ce181e" style:text-position="0% 100%" officeooo:rsid="00187e28" officeooo:paragraph-rsid="00187e28"/>
    </style:style>
    <style:style style:name="P11" style:family="paragraph" style:parent-style-name="Standard">
      <style:text-properties fo:color="#ce181e" style:text-position="0% 100%" officeooo:rsid="0018d59d" officeooo:paragraph-rsid="0018d59d"/>
    </style:style>
    <style:style style:name="P12" style:family="paragraph" style:parent-style-name="Standard">
      <style:text-properties fo:color="#ce181e" style:text-position="0% 100%" officeooo:rsid="001b5176" officeooo:paragraph-rsid="001b5176"/>
    </style:style>
    <style:style style:name="P13" style:family="paragraph" style:parent-style-name="Standard">
      <style:text-properties fo:color="#5983b0" style:text-position="0% 100%" officeooo:rsid="000f4314" officeooo:paragraph-rsid="000f4314"/>
    </style:style>
    <style:style style:name="P14" style:family="paragraph" style:parent-style-name="Standard">
      <style:text-properties fo:color="#5983b0" style:text-position="0% 100%" officeooo:rsid="00112130" officeooo:paragraph-rsid="00112130"/>
    </style:style>
    <style:style style:name="P15" style:family="paragraph" style:parent-style-name="Standard">
      <style:text-properties fo:color="#5983b0" style:text-position="0% 100%" officeooo:rsid="001533bc" officeooo:paragraph-rsid="001533bc"/>
    </style:style>
    <style:style style:name="P16" style:family="paragraph" style:parent-style-name="Standard">
      <style:text-properties fo:color="#a1467e" style:text-position="0% 100%" officeooo:rsid="00112130" officeooo:paragraph-rsid="00112130"/>
    </style:style>
    <style:style style:name="P17" style:family="paragraph" style:parent-style-name="Standard">
      <style:text-properties fo:color="#158466" style:text-position="0% 100%" officeooo:rsid="000f4314" officeooo:paragraph-rsid="000f4314"/>
    </style:style>
    <style:style style:name="P18" style:family="paragraph" style:parent-style-name="Standard">
      <style:text-properties fo:color="#158466" style:text-position="0% 100%" officeooo:rsid="000f4314" officeooo:paragraph-rsid="00187e28"/>
    </style:style>
    <style:style style:name="P19" style:family="paragraph" style:parent-style-name="Standard">
      <style:text-properties style:font-name="Liberation Serif" fo:font-size="12pt" officeooo:paragraph-rsid="000c7f3b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officeooo:rsid="00016451" officeooo:paragraph-rsid="00016451"/>
    </style:style>
    <style:style style:name="P21" style:family="paragraph" style:parent-style-name="Table_20_Contents">
      <style:paragraph-properties fo:text-align="center" style:justify-single-word="false"/>
      <style:text-properties officeooo:rsid="00016451" officeooo:paragraph-rsid="00032c3c"/>
    </style:style>
    <style:style style:name="P22" style:family="paragraph" style:parent-style-name="Table_20_Contents">
      <style:paragraph-properties fo:text-align="center" style:justify-single-word="false"/>
      <style:text-properties officeooo:rsid="00016451" officeooo:paragraph-rsid="000e94f0"/>
    </style:style>
    <style:style style:name="P23" style:family="paragraph" style:parent-style-name="Table_20_Contents">
      <style:paragraph-properties fo:text-align="center" style:justify-single-word="false"/>
      <style:text-properties officeooo:rsid="00032c3c" officeooo:paragraph-rsid="00032c3c"/>
    </style:style>
    <style:style style:name="P24" style:family="paragraph" style:parent-style-name="Table_20_Contents">
      <style:paragraph-properties fo:text-align="center" style:justify-single-word="false"/>
      <style:text-properties fo:color="#ce181e" officeooo:rsid="00032c3c" officeooo:paragraph-rsid="00032c3c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color="#158466" officeooo:rsid="00032c3c" officeooo:paragraph-rsid="00032c3c"/>
    </style:style>
    <style:style style:name="P27" style:family="paragraph" style:parent-style-name="Table_20_Contents">
      <style:paragraph-properties fo:text-align="center" style:justify-single-word="false"/>
      <style:text-properties officeooo:rsid="00036821" officeooo:paragraph-rsid="00036821"/>
    </style:style>
    <style:style style:name="P28" style:family="paragraph" style:parent-style-name="Table_20_Contents">
      <style:paragraph-properties fo:text-align="center" style:justify-single-word="false"/>
      <style:text-properties fo:color="#666666" officeooo:rsid="0004061d" officeooo:paragraph-rsid="0004061d"/>
    </style:style>
    <style:style style:name="P29" style:family="paragraph" style:parent-style-name="Table_20_Contents">
      <style:paragraph-properties fo:text-align="center" style:justify-single-word="false"/>
      <style:text-properties fo:color="#666666" officeooo:rsid="00016451" officeooo:paragraph-rsid="0004061d"/>
    </style:style>
    <style:style style:name="P30" style:family="paragraph" style:parent-style-name="Table_20_Contents">
      <style:paragraph-properties fo:text-align="center" style:justify-single-word="false" style:writing-mode="lr-tb"/>
      <style:text-properties officeooo:rsid="00016451" officeooo:paragraph-rsid="00016451"/>
    </style:style>
    <style:style style:name="P31" style:family="paragraph" style:parent-style-name="Table_20_Contents">
      <style:paragraph-properties fo:text-align="center" style:justify-single-word="false" style:writing-mode="lr-tb"/>
      <style:text-properties fo:color="#666666" style:text-position="0% 100%" officeooo:rsid="0004061d" officeooo:paragraph-rsid="0004061d"/>
    </style:style>
    <style:style style:name="P32" style:family="paragraph" style:parent-style-name="Table_20_Contents">
      <style:paragraph-properties fo:text-align="center" style:justify-single-word="false" style:writing-mode="lr-tb"/>
      <style:text-properties fo:color="#666666" officeooo:rsid="0004061d" officeooo:paragraph-rsid="0004061d"/>
    </style:style>
    <style:style style:name="P33" style:family="paragraph" style:parent-style-name="Standard">
      <style:paragraph-properties style:writing-mode="lr-tb"/>
      <style:text-properties officeooo:rsid="000953a2" officeooo:paragraph-rsid="000953a2"/>
    </style:style>
    <style:style style:name="P34" style:family="paragraph" style:parent-style-name="Standard">
      <style:text-properties fo:color="#158466" style:text-position="0% 100%" officeooo:rsid="0018d59d" officeooo:paragraph-rsid="0018d59d"/>
    </style:style>
    <style:style style:name="P35" style:family="paragraph" style:parent-style-name="Standard">
      <style:text-properties fo:color="#158466" style:text-position="0% 100%" officeooo:rsid="001c076a" officeooo:paragraph-rsid="001c076a"/>
    </style:style>
    <style:style style:name="P36" style:family="paragraph" style:parent-style-name="Standard">
      <style:text-properties fo:color="#158466" style:text-position="0% 100%" officeooo:rsid="001b5176" officeooo:paragraph-rsid="001b5176"/>
    </style:style>
    <style:style style:name="P37" style:family="paragraph" style:parent-style-name="Standard">
      <style:text-properties style:text-position="0% 100%" officeooo:rsid="000f4314" officeooo:paragraph-rsid="000f4314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/>
    </style:style>
    <style:style style:name="T3" style:family="text">
      <style:text-properties style:text-position="super 58%" officeooo:rsid="00016451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"/>
    </style:style>
    <style:style style:name="T6" style:family="text">
      <style:text-properties style:text-position="0% 100%" officeooo:rsid="0009b086"/>
    </style:style>
    <style:style style:name="T7" style:family="text">
      <style:text-properties style:text-position="0% 100%" officeooo:rsid="000c8266"/>
    </style:style>
    <style:style style:name="T8" style:family="text">
      <style:text-properties style:text-position="0% 100%" officeooo:rsid="00158758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"/>
    </style:style>
    <style:style style:name="T11" style:family="text">
      <style:text-properties officeooo:rsid="00032c3c"/>
    </style:style>
    <style:style style:name="T12" style:family="text">
      <style:text-properties officeooo:rsid="00036821"/>
    </style:style>
    <style:style style:name="T13" style:family="text">
      <style:text-properties officeooo:rsid="0009b086"/>
    </style:style>
    <style:style style:name="T14" style:family="text">
      <style:text-properties fo:color="#ce181e"/>
    </style:style>
    <style:style style:name="T15" style:family="text">
      <style:text-properties fo:color="#158466"/>
    </style:style>
    <style:style style:name="T16" style:family="text">
      <style:text-properties fo:color="#158466" officeooo:rsid="001636de"/>
    </style:style>
    <style:style style:name="T17" style:family="text">
      <style:text-properties fo:color="#158466" officeooo:rsid="00187e28"/>
    </style:style>
    <style:style style:name="T18" style:family="text">
      <style:text-properties fo:color="#158466" officeooo:rsid="000f4314"/>
    </style:style>
    <style:style style:name="T19" style:family="text">
      <style:text-properties fo:color="#158466" style:text-position="super 58%"/>
    </style:style>
    <style:style style:name="T20" style:family="text">
      <style:text-properties officeooo:rsid="0012ed56"/>
    </style:style>
    <style:style style:name="T21" style:family="text">
      <style:text-properties officeooo:rsid="00137048"/>
    </style:style>
    <style:style style:name="T22" style:family="text">
      <style:text-properties officeooo:rsid="001533bc"/>
    </style:style>
    <style:style style:name="T23" style:family="text">
      <style:text-properties officeooo:rsid="000c7f3b"/>
    </style:style>
    <style:style style:name="T24" style:family="text">
      <style:text-properties officeooo:rsid="0017dc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 table:number-columns-repeated="3"/>
        <table:table-column table:style-name="Tabella1.D"/>
        <table:table-column table:style-name="Tabella1.A"/>
        <table:table-column table:style-name="Tabella1.D"/>
        <table:table-column table:style-name="Tabella1.G"/>
        <table:table-row>
          <table:table-cell table:style-name="Tabella1.A1" office:value-type="string">
            <text:p text:style-name="P20">NOME</text:p>
          </table:table-cell>
          <table:table-cell table:style-name="Tabella1.A1" office:value-type="string">
            <text:p text:style-name="P20">PEGGIORE </text:p>
          </table:table-cell>
          <table:table-cell table:style-name="Tabella1.A1" office:value-type="string">
            <text:p text:style-name="P28">MEDIO</text:p>
          </table:table-cell>
          <table:table-cell table:style-name="Tabella1.A1" office:value-type="string">
            <text:p text:style-name="P20">MIGLIORE</text:p>
          </table:table-cell>
          <table:table-cell table:style-name="Tabella1.A1" office:value-type="string">
            <text:p text:style-name="P20">STABILE</text:p>
          </table:table-cell>
          <table:table-cell table:style-name="Tabella1.A1" office:value-type="string">
            <text:p text:style-name="P20">IN PLACE</text:p>
          </table:table-cell>
          <table:table-cell table:style-name="Tabella1.G1" office:value-type="string">
            <text:p text:style-name="P27">SPAZIALE</text:p>
          </table:table-cell>
        </table:table-row>
        <table:table-row>
          <table:table-cell table:style-name="Tabella1.A2" office:value-type="string">
            <text:p text:style-name="P20">BUBBLE</text:p>
          </table:table-cell>
          <table:table-cell table:style-name="Tabella1.A2" office:value-type="string">
            <text:p text:style-name="P30">O(n<text:span text:style-name="T1">2</text:span><text:span text:style-name="T4">)</text:span></text:p>
          </table:table-cell>
          <table:table-cell table:style-name="Tabella1.A2" office:value-type="string">
            <text:p text:style-name="P28">O(n<text:span text:style-name="T3">2</text:span>)</text:p>
          </table:table-cell>
          <table:table-cell table:style-name="Tabella1.A2" office:value-type="string">
            <text:p text:style-name="P22"><text:span text:style-name="T9">Ω</text:span><text:span text:style-name="T10">(n</text:span><text:span text:style-name="T2">2</text:span><text:span text:style-name="T5">)</text:span></text:p>
          </table:table-cell>
          <table:table-cell table:style-name="Tabella1.A2" office:value-type="string">
            <text:p text:style-name="P20">SI</text:p>
          </table:table-cell>
          <table:table-cell table:style-name="Tabella1.A2" office:value-type="string">
            <text:p text:style-name="P20">SI</text:p>
          </table:table-cell>
          <table:table-cell table:style-name="Tabella1.G2" office:value-type="string">
            <text:p text:style-name="P27">O(1)</text:p>
          </table:table-cell>
        </table:table-row>
        <table:table-row>
          <table:table-cell table:style-name="Tabella1.A2" office:value-type="string">
            <text:p text:style-name="P20">INSERTION</text:p>
          </table:table-cell>
          <table:table-cell table:style-name="Tabella1.A2" office:value-type="string">
            <text:p text:style-name="P30">O(n<text:span text:style-name="T1">2</text:span><text:span text:style-name="T4">)</text:span></text:p>
          </table:table-cell>
          <table:table-cell table:style-name="Tabella1.A2" office:value-type="string">
            <text:p text:style-name="P31">O(n+d)</text:p>
          </table:table-cell>
          <table:table-cell table:style-name="Tabella1.A2" office:value-type="string">
            <text:p text:style-name="P20"><text:span text:style-name="T9">Ω</text:span><text:span text:style-name="T10">(n</text:span><text:span text:style-name="T5">)</text:span></text:p>
          </table:table-cell>
          <table:table-cell table:style-name="Tabella1.A2" office:value-type="string">
            <text:p text:style-name="P20">SI</text:p>
          </table:table-cell>
          <table:table-cell table:style-name="Tabella1.A2" office:value-type="string">
            <text:p text:style-name="P20">SI</text:p>
          </table:table-cell>
          <table:table-cell table:style-name="Tabella1.G2" office:value-type="string">
            <text:p text:style-name="P27">O(1)</text:p>
          </table:table-cell>
        </table:table-row>
        <table:table-row>
          <table:table-cell table:style-name="Tabella1.A2" office:value-type="string">
            <text:p text:style-name="P20">SELECTIO</text:p>
          </table:table-cell>
          <table:table-cell table:style-name="Tabella1.A2" office:value-type="string">
            <text:p text:style-name="P30">O(n<text:span text:style-name="T1">2</text:span><text:span text:style-name="T4">)</text:span></text:p>
          </table:table-cell>
          <table:table-cell table:style-name="Tabella1.A2" office:value-type="string">
            <text:p text:style-name="P32">O(n<text:span text:style-name="T3">2</text:span>)</text:p>
          </table:table-cell>
          <table:table-cell table:style-name="Tabella1.A2" office:value-type="string">
            <text:p text:style-name="P30"><text:span text:style-name="T9">Ω</text:span><text:span text:style-name="T10">(n</text:span><text:span text:style-name="T2">2</text:span><text:span text:style-name="T5">)</text:span></text:p>
          </table:table-cell>
          <table:table-cell table:style-name="Tabella1.A2" office:value-type="string">
            <text:p text:style-name="P20">NO</text:p>
          </table:table-cell>
          <table:table-cell table:style-name="Tabella1.A2" office:value-type="string">
            <text:p text:style-name="P20">SI</text:p>
          </table:table-cell>
          <table:table-cell table:style-name="Tabella1.G2" office:value-type="string">
            <text:p text:style-name="P27">O(1)</text:p>
          </table:table-cell>
        </table:table-row>
        <table:table-row>
          <table:table-cell table:style-name="Tabella1.A2" office:value-type="string">
            <text:p text:style-name="P20">QUICK</text:p>
          </table:table-cell>
          <table:table-cell table:style-name="Tabella1.A2" office:value-type="string">
            <text:p text:style-name="P30">O(n<text:span text:style-name="T1">2</text:span><text:span text:style-name="T4">)</text:span></text:p>
          </table:table-cell>
          <table:table-cell table:style-name="Tabella1.A2" office:value-type="string">
            <text:p text:style-name="P29">O(n log n)</text:p>
          </table:table-cell>
          <table:table-cell table:style-name="Tabella1.A2" office:value-type="string">
            <text:p text:style-name="P21"><text:span text:style-name="T9">Ω</text:span>(n log n)</text:p>
          </table:table-cell>
          <table:table-cell table:style-name="Tabella1.A2" office:value-type="string">
            <text:p text:style-name="P20">NO</text:p>
          </table:table-cell>
          <table:table-cell table:style-name="Tabella1.A2" office:value-type="string">
            <text:p text:style-name="P20">SI</text:p>
          </table:table-cell>
          <table:table-cell table:style-name="Tabella1.G2" office:value-type="string">
            <text:p text:style-name="P27">O(log n)</text:p>
          </table:table-cell>
        </table:table-row>
        <table:table-row>
          <table:table-cell table:style-name="Tabella1.A2" office:value-type="string">
            <text:p text:style-name="P20">MERGE</text:p>
          </table:table-cell>
          <table:table-cell table:style-name="Tabella1.A2" office:value-type="string">
            <text:p text:style-name="P20">O(n log n)</text:p>
          </table:table-cell>
          <table:table-cell table:style-name="Tabella1.A2" office:value-type="string">
            <text:p text:style-name="P29">O(n log n)</text:p>
          </table:table-cell>
          <table:table-cell table:style-name="Tabella1.A2" office:value-type="string">
            <text:p text:style-name="P21"><text:span text:style-name="T9">Ω</text:span>(n log n)</text:p>
          </table:table-cell>
          <table:table-cell table:style-name="Tabella1.A2" office:value-type="string">
            <text:p text:style-name="P25"/>
          </table:table-cell>
          <table:table-cell table:style-name="Tabella1.A2" office:value-type="string">
            <text:p text:style-name="P25"/>
          </table:table-cell>
          <table:table-cell table:style-name="Tabella1.G2" office:value-type="string">
            <text:p text:style-name="P27">O(n)</text:p>
          </table:table-cell>
        </table:table-row>
      </table:table>
      <text:p text:style-name="P1"/>
      <text:p text:style-name="P1"><text:tab/></text:p>
      <table:table table:name="Tabella2" table:style-name="Tabella2">
        <table:table-column table:style-name="Tabella2.A" table:number-columns-repeated="2"/>
        <table:table-column table:style-name="Tabella2.C"/>
        <table:table-row>
          <table:table-cell table:style-name="Tabella2.A1" office:value-type="string">
            <text:p text:style-name="P24">ALBERO<text:line-break/></text:p>
          </table:table-cell>
          <table:table-cell table:style-name="Tabella2.A1" office:value-type="string">
            <text:p text:style-name="P23">PEGGIORE</text:p>
            <text:p text:style-name="P26">BILANCIATO</text:p>
          </table:table-cell>
          <table:table-cell table:style-name="Tabella2.C1" office:value-type="string">
            <text:p text:style-name="P23">PEGGIORE</text:p>
            <text:p text:style-name="P26">NON BILANCIATO</text:p>
          </table:table-cell>
        </table:table-row>
        <table:table-row>
          <table:table-cell table:style-name="Tabella2.A2" office:value-type="string">
            <text:p text:style-name="P23">RICERCA</text:p>
          </table:table-cell>
          <table:table-cell table:style-name="Tabella2.A2" table:number-rows-spanned="7" office:value-type="string">
            <text:p text:style-name="P25"/>
            <text:p text:style-name="P25"/>
            <text:p text:style-name="P25"/>
            <text:p text:style-name="P25"/>
            <text:p text:style-name="P25"><text:s text:c="4"/><text:span text:style-name="T11">O log(n)</text:span></text:p>
          </table:table-cell>
          <table:table-cell table:style-name="Tabella2.C2" table:number-rows-spanned="7" office:value-type="string">
            <text:p text:style-name="P25"/>
            <text:p text:style-name="P25"/>
            <text:p text:style-name="P25"/>
            <text:p text:style-name="P25"/>
            <text:p text:style-name="P23">O(<text:span text:style-name="T24">h</text:span>) <text:span text:style-name="T24">h=altezza</text:span></text:p>
          </table:table-cell>
        </table:table-row>
        <table:table-row>
          <table:table-cell table:style-name="Tabella2.A2" office:value-type="string">
            <text:p text:style-name="P23">INSERIMENT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23">MINIMO</text:p>
          </table:table-cell>
          <table:covered-table-cell/>
          <table:covered-table-cell/>
        </table:table-row>
        <table:table-row table:style-name="Tabella2.5">
          <table:table-cell table:style-name="Tabella2.A2" office:value-type="string">
            <text:p text:style-name="P23">MASSIMO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23">PREDEC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23">SUCCE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23">CANC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23">ALTEZZA</text:p>
          </table:table-cell>
          <table:table-cell table:style-name="Tabella2.A2" office:value-type="string">
            <text:p text:style-name="P23">O log(n)</text:p>
          </table:table-cell>
          <table:table-cell table:style-name="Tabella2.C2" office:value-type="string">
            <text:p text:style-name="P23">O(<text:span text:style-name="T24">h</text:span>)</text:p>
          </table:table-cell>
        </table:table-row>
      </table:table>
      <text:p text:style-name="P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7">STACK/QUEUE,<text:line-break/>LINKED/DOUBLE</text:p>
          </table:table-cell>
          <table:table-cell table:style-name="Tabella3.B1" office:value-type="string">
            <text:p text:style-name="P27">PEGGIORE</text:p>
          </table:table-cell>
        </table:table-row>
        <table:table-row>
          <table:table-cell table:style-name="Tabella3.A2" office:value-type="string">
            <text:p text:style-name="P27">INSERIMENTO </text:p>
          </table:table-cell>
          <table:table-cell table:style-name="Tabella3.B2" office:value-type="string">
            <text:p text:style-name="P27">O(1)</text:p>
          </table:table-cell>
        </table:table-row>
        <table:table-row>
          <table:table-cell table:style-name="Tabella3.A2" office:value-type="string">
            <text:p text:style-name="P27">CANCELLAZIONE</text:p>
          </table:table-cell>
          <table:table-cell table:style-name="Tabella3.B2" office:value-type="string">
            <text:p text:style-name="P27">O(1)</text:p>
          </table:table-cell>
        </table:table-row>
        <table:table-row>
          <table:table-cell table:style-name="Tabella3.A2" office:value-type="string">
            <text:p text:style-name="P27">RICERCA</text:p>
          </table:table-cell>
          <table:table-cell table:style-name="Tabella3.B2" office:value-type="string">
            <text:p text:style-name="P27">O(n)</text:p>
          </table:table-cell>
        </table:table-row>
      </table:table>
      <text:p text:style-name="P1"/>
      <text:p text:style-name="P2"/>
      <text:p text:style-name="P2">Complessità</text:p>
      <text:p text:style-name="P2">Lineare<text:tab/><text:tab/>O(n)<text:tab/><text:tab/><text:tab/><text:span text:style-name="T13">Ricerca sequenziale</text:span></text:p>
      <text:p text:style-name="P2">Logaritmica<text:tab/><text:tab/><text:span text:style-name="T12">O(log n)<text:tab/><text:tab/>Ricerca dicotomica</text:span></text:p>
      <text:p text:style-name="P33">Quadratica<text:tab/><text:tab/>O(n<text:span text:style-name="T1">2</text:span><text:span text:style-name="T4">)<text:tab/></text:span></text:p>
      <text:p text:style-name="P2">Esponenziale<text:tab/><text:tab/>O(2<text:span text:style-name="T1">n</text:span><text:span text:style-name="T4">)<text:tab/><text:tab/><text:tab/></text:span><text:span text:style-name="T6">Torre di hanoi</text:span></text:p>
      <text:p text:style-name="P2">Fattoriale<text:tab/><text:tab/>O(n!)</text:p>
      <text:p text:style-name="P19"><text:span text:style-name="T23">Subquadratica <text:tab/>O(</text:span><text:span text:style-name="T7">nlogn</text:span><text:span text:style-name="T8">)</text:span></text:p>
      <text:p text:style-name="P5">SubLineare <text:tab/><text:tab/>O(n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3">BST COMPLESSITÀ</text:p>
      <text:p text:style-name="P3"/>
      <text:p text:style-name="P3"><text:span text:style-name="T14">Cancellazione (peggiore)→</text:span><text:span text:style-name="T15"> sub-quadratica in n</text:span></text:p>
      <text:p text:style-name="P3"><text:span text:style-name="T14">Cancellazione (ottimo) <text:s text:c="2"/>→ </text:span><text:span text:style-name="T15">logaritmica in n, </text:span><text:span text:style-name="T16">sub lineare in n</text:span></text:p>
      <text:p text:style-name="P17"/>
      <text:p text:style-name="P6">Inserimento(peggiore) <text:s text:c="3"/>→ <text:span text:style-name="T15">lineare in n</text:span></text:p>
      <text:p text:style-name="P6">Inserimento(ottimo) <text:s text:c="7"/>→ <text:span text:style-name="T15">sub-quadratica in n, </text:span><text:span text:style-name="T17">logaritmica in n</text:span></text:p>
      <text:p text:style-name="P17"/>
      <text:p text:style-name="P10">Successore <text:tab/><text:tab/> <text:s text:c="4"/>→ <text:span text:style-name="T18">lineare in n</text:span></text:p>
      <text:p text:style-name="P18"/>
      <text:p text:style-name="P11">Minimo <text:tab/><text:tab/> <text:s text:c="4"/>→ <text:span text:style-name="T15">lineare in n </text:span></text:p>
      <text:p text:style-name="P34"/>
      <text:p text:style-name="P35">Albero binario completo</text:p>
      <text:p text:style-name="P12"><text:span text:style-name="T15">Numero foglie 2</text:span><text:span text:style-name="T19">h</text:span><text:span text:style-name="T15"> </text:span></text:p>
      <text:p text:style-name="P12"><text:span text:style-name="T15">Numero di nodi 2</text:span><text:span text:style-name="T19">h+1</text:span><text:span text:style-name="T15">-1</text:span></text:p>
      <text:p text:style-name="P36"><text:s/></text:p>
      <text:p text:style-name="P14">GRAFO COMPLESSITA’</text:p>
      <text:p text:style-name="P14"/>
      <text:p text:style-name="P16"><text:s text:c="51"/>LISTE<text:tab/><text:tab/> <text:s text:c="3"/><text:tab/> <text:s text:c="2"/>MATRICI</text:p>
      <text:p text:style-name="P7">Ampiezza <text:tab/><text:tab/> <text:s text:c="5"/>→ Lineare in V+E<text:tab/><text:tab/>Quadratico in V</text:p>
      <text:p text:style-name="P8">Profondità <text:s text:c="23"/>→ Lineare in N+M <text:tab/><text:tab/><text:span text:style-name="T22">Quadratico in V</text:span></text:p>
      <text:p text:style-name="P7"/>
      <text:p text:style-name="P7">Esistenza Arco(peggiore) → Minimo tra N ed M <text:tab/><text:tab/><text:span text:style-name="T20">T</text:span>empo costante</text:p>
      <text:p text:style-name="P7"/>
      <text:p text:style-name="P7">Comp_fort_conn <text:s text:c="13"/>→ <text:span text:style-name="T21">P</text:span>rop. a N+M<text:tab/><text:tab/> <text:s text:c="10"/><text:span text:style-name="T21">Prop. al quadrat di N ↔ Quadratico in V</text:span></text:p>
      <text:p text:style-name="P7"/>
      <text:p text:style-name="P8">Grafo rappr. Con liste <text:s text:c="6"/>→ Proporz. A N+M</text:p>
      <text:p text:style-name="P8"/>
      <text:p text:style-name="P9">Lungh massima cammino sempl. <text:s text:c="3"/>→ Sicuramente minore di N, pari al minimo tra N-1 e M </text:p>
      <text:p text:style-name="P9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1:08:09.414349786</meta:creation-date>
    <dc:date>2020-12-10T08:43:45.488915241</dc:date>
    <meta:editing-duration>PT3H31M49S</meta:editing-duration>
    <meta:editing-cycles>19</meta:editing-cycles>
    <meta:generator>LibreOffice/6.1.5.2$Linux_X86_64 LibreOffice_project/10$Build-2</meta:generator>
    <meta:print-date>2020-06-27T19:04:53.293433386</meta:print-date>
    <meta:document-statistic meta:table-count="3" meta:image-count="0" meta:object-count="0" meta:page-count="2" meta:paragraph-count="93" meta:word-count="223" meta:character-count="1479" meta:non-whitespace-character-count="1165"/>
  </office:meta>
</office:document-meta>
</file>